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C6000000C06A843B75.png"/>
  <manifest:file-entry manifest:media-type="image/png" manifest:full-path="Pictures/1000000000000CEC000009B10DB262C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Exception Handling</text:span></text:p>
          </draw:text-box>
        </draw:frame>
        <draw:frame presentation:style-name="pr2" draw:text-style-name="P3" draw:layer="layout" svg:width="9.57cm" svg:height="1.738cm" svg:x="9.63cm" svg:y="18.062cm">
          <draw:text-box>
            <text:p text:style-name="P2"><text:span text:style-name="T2">Krishna Kumar</text:span></text:p>
          </draw:text-box>
        </draw:frame>
        <draw:frame draw:style-name="gr1" draw:layer="layout" svg:width="27cm" svg:height="0.954cm" svg:x="0.2cm" svg:y="13.838cm">
          <draw:text-box>
            <text:p text:style-name="P2"><text:tab/><text:tab/><text:tab/><text:tab/><text:tab/><text:tab/><text:tab/><text:tab/> (https://xkcd.com/371/)</text:p>
          </draw:text-box>
        </draw:frame>
        <draw:frame draw:style-name="gr2" draw:text-style-name="P2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Kumar</meta:initial-creator>
    <meta:creation-date>2014-08-10T10:14:30.099106692</meta:creation-date>
    <dc:date>2014-09-07T15:26:02</dc:date>
    <meta:editing-duration>PT11H41M33S</meta:editing-duration>
    <meta:editing-cycles>246</meta:editing-cycles>
    <meta:generator>OpenOffice/4.0.1$Unix OpenOffice.org_project/401m5$Build-9714</meta:generator>
    <dc:creator>Krishna Kumar</dc:creator>
    <meta:document-statistic meta:object-count="39"/>
  </office:meta>
</office:document-meta>
</file>